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7.747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5508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rsid="001a49df" officeooo:paragraph-rsid="001a49df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9" style:family="paragraph" style:parent-style-name="Standard">
      <style:paragraph-properties style:line-height-at-least="0.198in"/>
      <style:text-properties fo:color="#f8f8f2" loext:opacity="100%" style:font-name="Droid Sans Mono" fo:font-size="10.5pt" fo:font-weight="normal" fo:background-color="#272822"/>
    </style:style>
    <style:style style:name="P10" style:family="paragraph" style:parent-style-name="Standard">
      <style:text-properties fo:color="#f8f8f2" loext:opacity="100%" style:font-name="Droid Sans Mono" fo:font-size="10.5pt" fo:font-weight="normal" officeooo:paragraph-rsid="001a49df" fo:background-color="#272822"/>
    </style:style>
    <style:style style:name="P11" style:family="paragraph" style:parent-style-name="Text_20_body">
      <style:text-properties officeooo:rsid="0017ea08" officeooo:paragraph-rsid="001a49df"/>
    </style:style>
    <style:style style:name="P12" style:family="paragraph" style:parent-style-name="Text_20_body">
      <style:text-properties officeooo:rsid="001a49df" officeooo:paragraph-rsid="001a49df"/>
    </style:style>
    <style:style style:name="P13" style:family="paragraph" style:parent-style-name="Text_20_body">
      <style:text-properties officeooo:rsid="001a49df" officeooo:paragraph-rsid="001af65f"/>
    </style:style>
    <style:style style:name="P14" style:family="paragraph" style:parent-style-name="Text_20_body">
      <style:text-properties officeooo:rsid="001af65f" officeooo:paragraph-rsid="001af65f"/>
    </style:style>
    <style:style style:name="T1" style:family="text">
      <style:text-properties officeooo:rsid="0017ea08"/>
    </style:style>
    <style:style style:name="T2" style:family="text">
      <style:text-properties officeooo:rsid="001a49df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f65f" style:font-style-asian="italic" style:font-weight-asian="bold" style:font-style-complex="italic" style:font-weight-complex="bold"/>
    </style:style>
    <style:style style:name="T7" style:family="text">
      <style:text-properties fo:color="#66d9ef" loext:opacity="100%" fo:font-style="italic"/>
    </style:style>
    <style:style style:name="T8" style:family="text">
      <style:text-properties fo:color="#cfcfc2" loext:opacity="100%"/>
    </style:style>
    <style:style style:name="T9" style:family="text">
      <style:text-properties fo:color="#ae81ff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8">Learn The MERN Stac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a xlink:type="simple" xlink:href="https://www.youtube.com/playlist?list=PLillGF-RfqbbQeVSccR9PGKHzPJSWqcsm" text:style-name="Internet_20_link" text:visited-style-name="Visited_20_Internet_20_Link"><text:span text:style-name="T1">youtube playlist</text:span>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138_956860133" text:style-name="Index_20_Link" text:visited-style-name="Index_20_Link">1 Express &amp; MongoDB Rest API<text:tab/>3</text:a></text:p>
          <text:p text:style-name="P2"><text:a xlink:type="simple" xlink:href="#__RefHeading___Toc140_956860133" text:style-name="Index_20_Link" text:visited-style-name="Index_20_Link">1.1 Preconditions<text:tab/>3</text:a></text:p>
          <text:p text:style-name="P2"><text:a xlink:type="simple" xlink:href="#__RefHeading___Toc142_956860133" text:style-name="Index_20_Link" text:visited-style-name="Index_20_Link">1.2 Installing 3</text:a><text:a xlink:type="simple" xlink:href="#__RefHeading___Toc142_956860133" text:style-name="Index_20_Link" text:visited-style-name="Index_20_Link"><text:span text:style-name="T3">rd</text:span></text:a><text:a xlink:type="simple" xlink:href="#__RefHeading___Toc142_956860133" text:style-name="Index_20_Link" text:visited-style-name="Index_20_Link"> party libraries<text:tab/>3</text:a></text:p>
          <text:p text:style-name="P2"><text:a xlink:type="simple" xlink:href="#__RefHeading___Toc144_956860133" text:style-name="Index_20_Link" text:visited-style-name="Index_20_Link">1.3 Change default run scripts<text:tab/>3</text:a></text:p>
        </text:index-body>
      </text:table-of-content>
      <text:p text:style-name="P7"/>
      <text:h text:style-name="P5" text:outline-level="1"><text:bookmark-start text:name="__RefHeading___Toc138_956860133"/>1 Express &amp; MongoDB Rest API<text:bookmark-end text:name="__RefHeading___Toc138_956860133"/></text:h>
      <text:h text:style-name="Heading_20_2" text:outline-level="2"><text:bookmark-start text:name="__RefHeading___Toc140_956860133"/>1.1 Preconditions<text:bookmark-end text:name="__RefHeading___Toc140_956860133"/></text:h>
      <text:p text:style-name="P11">Create a new repository in gitHub. Clone <text:span text:style-name="T2">your new </text:span>empty repo to your local computer. <text:span text:style-name="T2">Start a new npm project:</text:span></text:p>
      <text:p text:style-name="P12"><text:span text:style-name="T4">CLI=&gt;</text:span> <text:span text:style-name="T5">npm init -y</text:span></text:p>
      <text:p text:style-name="P11">Create backend folder to store all the files that related to backend logic.</text:p>
      <text:p text:style-name="P12">Create a main file server.js</text:p>
      <text:h text:style-name="P6" text:outline-level="2"><text:bookmark-start text:name="__RefHeading___Toc142_956860133"/>1.2 Installing 3<text:span text:style-name="T3">rd</text:span> party libraries<text:bookmark-end text:name="__RefHeading___Toc142_956860133"/></text:h>
      <text:p text:style-name="P12"><text:span text:style-name="T4">CLI=&gt;</text:span> <text:span text:style-name="T5">npm i express dotenv mongoose colors</text:span> </text:p>
      <text:p text:style-name="P12"><text:span text:style-name="T4">CLI=&gt;</text:span> <text:span text:style-name="T5">npm i -D nodemon</text:span></text:p>
      <text:h text:style-name="Heading_20_2" text:outline-level="2"><text:bookmark-start text:name="__RefHeading___Toc144_956860133"/>1.<text:span text:style-name="T2">3</text:span> <text:span text:style-name="T2">Change default run scripts</text:span><text:bookmark-end text:name="__RefHeading___Toc144_956860133"/></text:h>
      <text:p text:style-name="P12">Open package.json file (it should be in root folder of your project)</text:p>
      <text:p text:style-name="P10">"scripts": {</text:p>
      <text:p text:style-name="P10"><text:s text:c="4"/>"<text:span text:style-name="T2">start</text:span>": "<text:span text:style-name="T2">node backend/server.js</text:span>",</text:p>
      <text:p text:style-name="P10"><text:s text:c="4"/>"<text:span text:style-name="T2">server</text:span>": "<text:span text:style-name="T2">nodemon backend/server.js</text:span>"</text:p>
      <text:p text:style-name="P10"><text:s text:c="2"/>},</text:p>
      <text:p text:style-name="P10"/>
      <text:p text:style-name="P14">Now you can run your server using next command:</text:p>
      <text:p text:style-name="P13"><text:span text:style-name="T4">CLI=&gt;</text:span> <text:span text:style-name="T5">npm </text:span><text:span text:style-name="T6">run serv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736in" style:type="center"/>
          <style:tab-stop style:position="7.747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736in" style:type="center"/>
          <style:tab-stop style:position="7.747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47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550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075in" fo:margin-bottom="0.4272in" fo:margin-left="0.3972in" fo:margin-right="0.355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8:56:09.106752026</meta:creation-date>
    <dc:date>2022-11-25T19:18:16.825490252</dc:date>
    <meta:editing-duration>PT11M5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25" meta:word-count="138" meta:character-count="805" meta:non-whitespace-character-count="680"/>
  </office:meta>
</office:document-meta>
</file>